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89mm"/>
    </style:style>
    <style:style style:name="co2" style:family="table-column">
      <style:table-column-properties fo:break-before="auto" style:column-width="33.64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57.03mm"/>
    </style:style>
    <style:style style:name="co5" style:family="table-column">
      <style:table-column-properties fo:break-before="auto" style:column-width="39.07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52.21mm"/>
    </style:style>
    <style:style style:name="co8" style:family="table-column">
      <style:table-column-properties fo:break-before="auto" style:column-width="29.86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6.55mm"/>
    </style:style>
    <style:style style:name="co11" style:family="table-column">
      <style:table-column-properties fo:break-before="auto" style:column-width="33.69mm"/>
    </style:style>
    <style:style style:name="co12" style:family="table-column">
      <style:table-column-properties fo:break-before="auto" style:column-width="37.73mm"/>
    </style:style>
    <style:style style:name="co13" style:family="table-column">
      <style:table-column-properties fo:break-before="auto" style:column-width="39.48mm"/>
    </style:style>
    <style:style style:name="co14" style:family="table-column">
      <style:table-column-properties fo:break-before="auto" style:column-width="52.93mm"/>
    </style:style>
    <style:style style:name="co15" style:family="table-column">
      <style:table-column-properties fo:break-before="auto" style:column-width="38.75mm"/>
    </style:style>
    <style:style style:name="co16" style:family="table-column">
      <style:table-column-properties fo:break-before="auto" style:column-width="77.21mm"/>
    </style:style>
    <style:style style:name="co17" style:family="table-column">
      <style:table-column-properties fo:break-before="auto" style:column-width="32.42mm"/>
    </style:style>
    <style:style style:name="co18" style:family="table-column">
      <style:table-column-properties fo:break-before="auto" style:column-width="27.29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m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2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9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71" style:family="table-cell" style:parent-style-name="Default">
      <style:table-cell-properties fo:border="none"/>
    </style:style>
    <style:style style:name="ce16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73" style:family="table-cell" style:parent-style-name="Default" style:data-style-name="N41">
      <style:table-cell-properties fo:border-bottom="0.06pt solid #000000" fo:border-left="none" fo:border-right="none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74" style:family="table-cell" style:parent-style-name="Default" style:data-style-name="N41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 style:data-style-name="N5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33" style:family="table-cell" style:parent-style-name="Default" style:data-style-name="N50">
      <style:table-cell-properties fo:border-bottom="0.06pt solid #000000" fo:wrap-option="no-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68"/>
        <table:table-column table:style-name="co14" table:default-cell-style-name="ce68"/>
        <table:table-column table:style-name="co5" table:default-cell-style-name="ce68"/>
        <table:table-column table:style-name="co15" table:default-cell-style-name="ce68"/>
        <table:table-column table:style-name="co16" table:default-cell-style-name="ce66"/>
        <table:table-column table:style-name="co17" table:default-cell-style-name="Default"/>
        <table:table-column table:style-name="co18" table:default-cell-style-name="ce58"/>
        <table:table-column table:style-name="co19" table:default-cell-style-name="ce75"/>
        <table:table-row table:style-name="ro1">
          <table:table-cell table:style-name="ce1" office:value-type="string" calcext:value-type="string" table:number-columns-spanned="8" table:number-rows-spanned="1">
            <text:p>usuario</text:p>
          </table:table-cell>
          <table:covered-table-cell table:number-columns-repeated="4" table:style-name="ce12"/>
          <table:covered-table-cell table:number-columns-repeated="3"/>
          <table:table-cell/>
          <table:table-cell table:style-name="ce4" office:value-type="string" calcext:value-type="string" table:number-columns-spanned="4" table:number-rows-spanned="1">
            <text:p>eventos</text:p>
          </table:table-cell>
          <table:covered-table-cell table:number-columns-repeated="2" table:style-name="ce9"/>
          <table:covered-table-cell table:style-name="Default"/>
          <table:table-cell table:style-name="Default"/>
          <table:table-cell table:style-name="ce4" office:value-type="string" calcext:value-type="string" table:number-columns-spanned="2" table:number-rows-spanned="1">
            <text:p>campus</text:p>
          </table:table-cell>
          <table:covered-table-cell table:style-name="ce40"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acesso</text:p>
          </table:table-cell>
          <table:covered-table-cell table:style-name="ce9"/>
        </table:table-row>
        <table:table-row table:style-name="ro1">
          <table:table-cell table:style-name="ce2" office:value-type="string" calcext:value-type="string">
            <text:p>id_usuario</text:p>
          </table:table-cell>
          <table:table-cell table:style-name="ce2" office:value-type="string" calcext:value-type="string">
            <text:p>nom_usuario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senha</text:p>
          </table:table-cell>
          <table:table-cell table:style-name="ce2" office:value-type="string" calcext:value-type="string">
            <text:p>img_perfil</text:p>
          </table:table-cell>
          <table:table-cell table:style-name="ce2" office:value-type="string" calcext:value-type="string">
            <text:p>add_data</text:p>
          </table:table-cell>
          <table:table-cell table:style-name="ce70" office:value-type="string" calcext:value-type="string">
            <text:p>fk_acesso_id_acesso</text:p>
          </table:table-cell>
          <table:table-cell table:style-name="ce2" office:value-type="string" calcext:value-type="string">
            <text:p>fk_nivel_id_nivel</text:p>
          </table:table-cell>
          <table:table-cell/>
          <table:table-cell table:style-name="ce2" office:value-type="string" calcext:value-type="string">
            <text:p>id_eventos</text:p>
          </table:table-cell>
          <table:table-cell table:style-name="ce2" office:value-type="string" calcext:value-type="string">
            <text:p>dsc_evento</text:p>
          </table:table-cell>
          <table:table-cell table:style-name="ce2" office:value-type="string" calcext:value-type="string">
            <text:p>dat_evento</text:p>
          </table:table-cell>
          <table:table-cell table:style-name="ce2" office:value-type="string" calcext:value-type="string">
            <text:p>fk_campus_id_campus</text:p>
          </table:table-cell>
          <table:table-cell table:style-name="Default"/>
          <table:table-cell table:style-name="ce2" office:value-type="string" calcext:value-type="string">
            <text:p>id_campus</text:p>
          </table:table-cell>
          <table:table-cell table:style-name="ce2" office:value-type="string" calcext:value-type="string">
            <text:p>dsc_campus</text:p>
          </table:table-cell>
          <table:table-cell table:style-name="Default"/>
          <table:table-cell/>
          <table:table-cell table:style-name="ce2" office:value-type="string" calcext:value-type="string">
            <text:p>id_acesso</text:p>
          </table:table-cell>
          <table:table-cell table:style-name="ce2" office:value-type="string" calcext:value-type="string">
            <text:p>dsc_acess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admin</text:p>
          </table:table-cell>
          <table:table-cell table:style-name="ce79" office:value-type="string" calcext:value-type="string">
            <text:p><text:a xlink:href="mailto:mdc@ifes.edu.br" xlink:type="simple">mdc@ifes.edu.br</text:a></text:p>
          </table:table-cell>
          <table:table-cell table:style-name="ce25" office:value-type="string" calcext:value-type="string">
            <text:p>$2y$10$5R0JhvGH7iTEA9HgUqEd0.SywoyROn6.kkgC81UMhCoXHfl.J8hw6 </text:p>
          </table:table-cell>
          <table:table-cell table:style-name="ce79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7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8" office:value-type="string" calcext:value-type="string">
            <text:p>Prova de Biologia</text:p>
          </table:table-cell>
          <table:table-cell table:style-name="ce32" office:value-type="date" office:date-value="2022-05-08T11:10:00" calcext:value-type="date">
            <text:p>08/05/22 11:10</text:p>
          </table:table-cell>
          <table:table-cell table:style-name="ce75" office:value-type="float" office:value="1" calcext:value-type="float">
            <text:p>1</text:p>
          </table:table-cell>
          <table:table-cell table:style-name="Default"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Serra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admin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8" office:value-type="string" calcext:value-type="string">
            <text:p>Henrique</text:p>
          </table:table-cell>
          <table:table-cell table:style-name="ce68" office:value-type="string" calcext:value-type="string">
            <text:p><text:a xlink:href="mailto:henriquedalmagro@outlook.com" xlink:type="simple">henriquedalmagro@outlook.com</text:a></text:p>
          </table:table-cell>
          <table:table-cell table:style-name="ce68" office:value-type="string" calcext:value-type="string">
            <text:p>$2y$10$jgcDXod3UkRc3xdcMInbouy.K/qggwkDnNgD8cwjZTlBBrqffO9WG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8" office:value-type="string" calcext:value-type="string">
            <text:p>OBMEP</text:p>
          </table:table-cell>
          <table:table-cell table:style-name="ce33" office:value-type="date" office:date-value="2022-04-10T08:20:00" calcext:value-type="date">
            <text:p>10/04/22 08:20</text:p>
          </table:table-cell>
          <table:table-cell table:style-name="ce75"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usuar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Maria</text:p>
          </table:table-cell>
          <table:table-cell table:style-name="ce68" office:value-type="string" calcext:value-type="string">
            <text:p><text:a xlink:href="mailto:mariaeduarda@gmail.com" xlink:type="simple">mariaeduarda@gmail.com</text:a></text:p>
          </table:table-cell>
          <table:table-cell table:style-name="ce68" office:value-type="string" calcext:value-type="string">
            <text:p>$2y$10$eQ1ZixS8rKNWkigRl2VmpusdSkHh19gLujF/fcYlZUOnlOkXsdHmG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8" office:value-type="string" calcext:value-type="string">
            <text:p>Prova de Matemática</text:p>
          </table:table-cell>
          <table:table-cell table:style-name="ce33" office:value-type="date" office:date-value="2022-06-08T13:00:00" calcext:value-type="date">
            <text:p>08/06/22 13:00</text:p>
          </table:table-cell>
          <table:table-cell table:style-name="ce75" office:value-type="float" office:value="1" calcext:value-type="float">
            <text:p>1</text:p>
          </table:table-cell>
          <table:table-cell table:style-name="Default"/>
          <table:table-cell table:style-name="ce4" office:value-type="string" calcext:value-type="string" table:number-columns-spanned="2" table:number-rows-spanned="1">
            <text:p>campus_curso</text:p>
          </table:table-cell>
          <table:covered-table-cell table:style-name="ce9"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aluno</text:p>
          </table:table-cell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8" office:value-type="string" calcext:value-type="string">
            <text:p>Rafael</text:p>
          </table:table-cell>
          <table:table-cell table:style-name="ce68" office:value-type="string" calcext:value-type="string">
            <text:p><text:a xlink:href="mailto:rafaelbarros@gmail.com" xlink:type="simple">rafaelbarros@gmail.com</text:a></text:p>
          </table:table-cell>
          <table:table-cell table:style-name="ce68" office:value-type="string" calcext:value-type="string">
            <text:p>$2y$10$YLtWLzRodJzZ1mb31RdDO.1JLqJLoxnl1SBpnXLCbmGZ3bBER1aEm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8" office:value-type="string" calcext:value-type="string">
            <text:p>Expedição IFES</text:p>
          </table:table-cell>
          <table:table-cell table:style-name="ce33" office:value-type="date" office:date-value="2022-11-27T07:30:00" calcext:value-type="date">
            <text:p>27/11/22 07:30</text:p>
          </table:table-cell>
          <table:table-cell table:style-name="ce75" office:value-type="float" office:value="1" calcext:value-type="float">
            <text:p>1</text:p>
          </table:table-cell>
          <table:table-cell table:style-name="Default"/>
          <table:table-cell table:style-name="ce2" office:value-type="string" calcext:value-type="string">
            <text:p>fk_campus_id_campus</text:p>
          </table:table-cell>
          <table:table-cell table:style-name="ce2" office:value-type="string" calcext:value-type="string">
            <text:p>fk_curso_id_curso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servid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Raphael</text:p>
          </table:table-cell>
          <table:table-cell table:style-name="ce68" office:value-type="string" calcext:value-type="string">
            <text:p><text:a xlink:href="mailto:rbranco@yahoo.com" xlink:type="simple">rbranco@yahoo.com</text:a></text:p>
          </table:table-cell>
          <table:table-cell table:style-name="ce68" office:value-type="string" calcext:value-type="string">
            <text:p>$2y$10$xUZ9PMKKnLyHQxMrJREmT.gtIpMV785I5SrDq3jCqTgavF9.9F0Ra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8" office:value-type="string" calcext:value-type="string">
            <text:p>Laboratório de Química</text:p>
          </table:table-cell>
          <table:table-cell table:style-name="ce33" office:value-type="date" office:date-value="2022-10-11T10:20:00" calcext:value-type="date">
            <text:p>11/10/22 10:20</text:p>
          </table:table-cell>
          <table:table-cell table:style-name="ce75" office:value-type="float" office:value="1" calcext:value-type="float">
            <text:p>1</text:p>
          </table:table-cell>
          <table:table-cell table:style-name="Default"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1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style-name="ce66" office:value-type="string" calcext:value-type="string">
            <text:p>professor</text:p>
          </table:table-cell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79" office:value-type="string" calcext:value-type="string">
            <text:p>Nauvia Cancelieri</text:p>
          </table:table-cell>
          <table:table-cell table:style-name="ce79" office:value-type="string" calcext:value-type="string">
            <text:p><text:a xlink:href="mailto:nauvia@gmail.com" xlink:type="simple">nauvia@gmail.com</text:a></text:p>
          </table:table-cell>
          <table:table-cell table:style-name="ce68" office:value-type="string" calcext:value-type="string">
            <text:p>$2y$10$//6XkcYo2qlAJWgbbDYiueC5QEEv8kX8zSu70uh34kA7eOnsSlGb6</text:p>
          </table:table-cell>
          <table:table-cell table:number-columns-repeated="2" table:style-name="ce68" office:value-type="string" calcext:value-type="string">
            <text:p>NULL</text:p>
          </table:table-cell>
          <table:table-cell table:style-name="ce7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style-name="ce58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servidor</text:p>
          </table:table-cell>
          <table:covered-table-cell table:style-name="ce2"/>
          <table:table-cell/>
          <table:table-cell table:style-name="ce1" office:value-type="string" calcext:value-type="string" table:number-columns-spanned="4" table:number-rows-spanned="1">
            <text:p>contato</text:p>
          </table:table-cell>
          <table:covered-table-cell table:number-columns-repeated="3" table:style-name="ce9"/>
          <table:table-cell/>
          <table:table-cell table:style-name="ce4" office:value-type="string" calcext:value-type="string" table:number-columns-spanned="2" table:number-rows-spanned="1">
            <text:p>tipo_contato</text:p>
          </table:table-cell>
          <table:covered-table-cell table:style-name="ce36"/>
          <table:table-cell/>
          <table:table-cell table:style-name="ce1" office:value-type="string" calcext:value-type="string" table:number-columns-spanned="2" table:number-rows-spanned="1">
            <text:p>sala_aula</text:p>
          </table:table-cell>
          <table:covered-table-cell table:style-name="ce9"/>
          <table:table-cell table:style-name="Default"/>
          <table:table-cell table:style-name="ce4" office:value-type="string" calcext:value-type="string" table:number-columns-spanned="3" table:number-rows-spanned="1">
            <text:p>grupo</text:p>
          </table:table-cell>
          <table:covered-table-cell table:style-name="ce12"/>
          <table:covered-table-cell table:style-name="ce9"/>
          <table:table-cell/>
          <table:table-cell table:style-name="ce1" office:value-type="string" calcext:value-type="string" table:number-columns-spanned="2" table:number-rows-spanned="1">
            <text:p>nivel</text:p>
          </table:table-cell>
          <table:covered-table-cell table:style-name="ce9"/>
        </table:table-row>
        <table:table-row table:style-name="ro1"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sala</text:p>
          </table:table-cell>
          <table:table-cell/>
          <table:table-cell table:style-name="ce2" office:value-type="string" calcext:value-type="string">
            <text:p>fk_servidor_fk_usuraio_id_usuario</text:p>
          </table:table-cell>
          <table:table-cell table:style-name="ce2" office:value-type="string" calcext:value-type="string">
            <text:p>fk_tipo_contato_id_tipo</text:p>
          </table:table-cell>
          <table:table-cell table:style-name="ce2" office:value-type="string" calcext:value-type="string">
            <text:p>dsc_contato</text:p>
          </table:table-cell>
          <table:table-cell table:style-name="ce2" office:value-type="string" calcext:value-type="string">
            <text:p>id_contato</text:p>
          </table:table-cell>
          <table:table-cell/>
          <table:table-cell table:style-name="ce36" office:value-type="string" calcext:value-type="string">
            <text:p>id_tipo</text:p>
          </table:table-cell>
          <table:table-cell table:style-name="ce36" office:value-type="string" calcext:value-type="string">
            <text:p>dsc_tipo</text:p>
          </table:table-cell>
          <table:table-cell/>
          <table:table-cell table:style-name="ce2" office:value-type="string" calcext:value-type="string">
            <text:p>id_sala_aula</text:p>
          </table:table-cell>
          <table:table-cell table:style-name="ce2" office:value-type="string" calcext:value-type="string">
            <text:p>num_sala_aula</text:p>
          </table:table-cell>
          <table:table-cell table:style-name="Default"/>
          <table:table-cell table:style-name="ce2" office:value-type="string" calcext:value-type="string">
            <text:p>id_grupo</text:p>
          </table:table-cell>
          <table:table-cell table:style-name="ce2" office:value-type="string" calcext:value-type="string">
            <text:p>dsc_grupo</text:p>
          </table:table-cell>
          <table:table-cell table:style-name="ce2" office:value-type="string" calcext:value-type="string">
            <text:p>fk_turma_id_turma</text:p>
          </table:table-cell>
          <table:table-cell/>
          <table:table-cell table:style-name="ce2" office:value-type="string" calcext:value-type="string">
            <text:p>id_nivel</text:p>
          </table:table-cell>
          <table:table-cell table:style-name="ce2" office:value-type="string" calcext:value-type="string">
            <text:p>dsc_nivel</text:p>
          </table:table-cell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(27) 99966-0410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Telefone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SAL 105</text:p>
          </table:table-cell>
          <table:table-cell table:style-name="Default"/>
          <table:table-cell table:style-name="ce58" office:value-type="float" office:value="1" calcext:value-type="float">
            <text:p>1</text:p>
          </table:table-cell>
          <table:table-cell table:style-name="ce41" office:value-type="string" calcext:value-type="string">
            <text:p>C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Ativo</text:p>
          </table:table-cell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string" calcext:value-type="string">
            <text:p>(27) 98872-1412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E-mail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LAB 208t</text:p>
          </table:table-cell>
          <table:table-cell table:style-name="Default"/>
          <table:table-cell table:style-name="ce58" office:value-type="float" office:value="2" calcext:value-type="float">
            <text:p>2</text:p>
          </table:table-cell>
          <table:table-cell table:style-name="ce41" office:value-type="string" calcext:value-type="string">
            <text:p>A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Inativo</text:p>
          </table:table-cell>
        </table:table-row>
        <table:table-row table:style-name="ro1">
          <table:table-cell table:number-columns-repeated="3"/>
          <table:table-cell table:style-name="ce58" office:value-type="float" office:value="17" calcext:value-type="float">
            <text:p>17</text:p>
          </table:table-cell>
          <table:table-cell table:style-name="ce78" office:value-type="float" office:value="2" calcext:value-type="float">
            <text:p>2</text:p>
          </table:table-cell>
          <table:table-cell table:style-name="ce68" office:value-type="string" calcext:value-type="string">
            <text:p><text:a xlink:href="mailto:moisesomena@ifes.edu.br" xlink:type="simple">moisesomena@ifes.edu.br</text:a></text:p>
          </table:table-cell>
          <table:table-cell table:style-name="ce75" office:value-type="float" office:value="3" calcext:value-type="float">
            <text:p>3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WhatsApp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LAB 903t</text:p>
          </table:table-cell>
          <table:table-cell table:style-name="Default"/>
          <table:table-cell table:style-name="ce58" office:value-type="float" office:value="3" calcext:value-type="float">
            <text:p>3</text:p>
          </table:table-cell>
          <table:table-cell table:style-name="ce41" office:value-type="string" calcext:value-type="string">
            <text:p>B</text:p>
          </table:table-cell>
          <table:table-cell table:style-name="ce75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Confirma</text:p>
          </table:table-cell>
        </table:table-row>
        <table:table-row table:style-name="ro1">
          <table:table-cell table:number-columns-repeated="3"/>
          <table:table-cell table:style-name="ce5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68" office:value-type="string" calcext:value-type="string">
            <text:p>27 999261573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4"/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LAB 091t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professo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servidor_horario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sala</text:p>
          </table:table-cell>
          <table:covered-table-cell table:style-name="ce9"/>
          <table:table-cell/>
          <table:table-cell table:style-name="ce1" office:value-type="string" calcext:value-type="string" table:number-columns-spanned="2" table:number-rows-spanned="1">
            <text:p>setor</text:p>
          </table:table-cell>
          <table:covered-table-cell table:style-name="ce9"/>
          <table:table-cell table:style-name="Default"/>
          <table:table-cell table:style-name="ce4" office:value-type="string" calcext:value-type="string" table:number-columns-spanned="2" table:number-rows-spanned="1">
            <text:p>chave</text:p>
          </table:table-cell>
          <table:covered-table-cell table:style-name="ce40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regras</text:p>
          </table:table-cell>
          <table:table-cell table:style-name="ce2" office:value-type="string" calcext:value-type="string">
            <text:p>fk_id_usuario</text:p>
          </table:table-cell>
          <table:table-cell/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horario</text:p>
          </table:table-cell>
          <table:table-cell table:number-columns-repeated="3"/>
          <table:table-cell table:style-name="ce2" office:value-type="string" calcext:value-type="string">
            <text:p>id_sala</text:p>
          </table:table-cell>
          <table:table-cell table:style-name="ce2" office:value-type="string" calcext:value-type="string">
            <text:p>num_sala</text:p>
          </table:table-cell>
          <table:table-cell/>
          <table:table-cell table:style-name="ce2" office:value-type="string" calcext:value-type="string">
            <text:p>id_setor</text:p>
          </table:table-cell>
          <table:table-cell table:style-name="ce2" office:value-type="string" calcext:value-type="string">
            <text:p>dsc_setor</text:p>
          </table:table-cell>
          <table:table-cell table:style-name="Default"/>
          <table:table-cell table:style-name="ce2" office:value-type="string" calcext:value-type="string">
            <text:p>chave_confirma</text:p>
          </table:table-cell>
          <table:table-cell table:style-name="ce2" office:value-type="string" calcext:value-type="string">
            <text:p>fk_usuario_id_usuario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style-name="ce79" office:value-type="string" calcext:value-type="string">
            <text:p>NULL</text:p>
          </table:table-cell>
          <table:table-cell table:style-name="ce79" office:value-type="float" office:value="6" calcext:value-type="float">
            <text:p>6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1" calcext:value-type="float">
            <text:p>1</text:p>
          </table:table-cell>
          <table:table-cell table:style-name="ce66" office:value-type="float" office:value="101" calcext:value-type="float">
            <text:p>101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Coordenadoria de Apoio ao Ensino</text:p>
          </table:table-cell>
          <table:table-cell table:style-name="Default"/>
          <table:table-cell table:style-name="ce8" office:value-type="string" calcext:value-type="string">
            <text:p>8!@uaik*213asd</text:p>
          </table:table-cell>
          <table:table-cell table:style-name="ce75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Não xingar porra!</text:p>
          </table:table-cell>
          <table:table-cell table:style-name="ce69" office:value-type="float" office:value="17" calcext:value-type="float">
            <text:p>17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/>
          <table:table-cell table:style-name="ce58" office:value-type="float" office:value="2" calcext:value-type="float">
            <text:p>2</text:p>
          </table:table-cell>
          <table:table-cell table:style-name="ce66" office:value-type="float" office:value="707" calcext:value-type="float">
            <text:p>707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Pedagógico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administrativo</text:p>
          </table:table-cell>
          <table:covered-table-cell table:style-name="ce9"/>
          <table:table-cell/>
          <table:table-cell table:style-name="ce1" office:value-type="string" calcext:value-type="string" table:number-columns-spanned="4" table:number-rows-spanned="1">
            <text:p>horario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curso</text:p>
          </table:table-cell>
          <table:covered-table-cell table:style-name="ce65"/>
          <table:table-cell/>
          <table:table-cell table:style-name="ce1" office:value-type="string" calcext:value-type="string" table:number-columns-spanned="6" table:number-rows-spanned="1">
            <text:p>aula</text:p>
          </table:table-cell>
          <table:covered-table-cell table:number-columns-repeated="4" table:style-name="ce12"/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upo_aula</text:p>
          </table:table-cell>
          <table:covered-table-cell table:style-name="ce9"/>
        </table:table-row>
        <table:table-row table:style-name="ro3"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setor</text:p>
          </table:table-cell>
          <table:table-cell/>
          <table:table-cell table:style-name="ce2" office:value-type="string" calcext:value-type="string">
            <text:p>id_horario</text:p>
          </table:table-cell>
          <table:table-cell table:style-name="ce2" office:value-type="string" calcext:value-type="string">
            <text:p>hora_inicio</text:p>
          </table:table-cell>
          <table:table-cell table:style-name="ce2" office:value-type="string" calcext:value-type="string">
            <text:p>hora_fim</text:p>
          </table:table-cell>
          <table:table-cell table:style-name="ce2" office:value-type="string" calcext:value-type="string">
            <text:p>fk_dia_semana_id_dia_semana</text:p>
          </table:table-cell>
          <table:table-cell/>
          <table:table-cell table:style-name="ce30" office:value-type="string" calcext:value-type="string">
            <text:p>id_curso</text:p>
          </table:table-cell>
          <table:table-cell table:style-name="ce30" office:value-type="string" calcext:value-type="string">
            <text:p>dsc_curso</text:p>
          </table:table-cell>
          <table:table-cell/>
          <table:table-cell table:style-name="ce2" office:value-type="string" calcext:value-type="string">
            <text:p>id_aula</text:p>
          </table:table-cell>
          <table:table-cell table:style-name="ce40" office:value-type="string" calcext:value-type="string">
            <text:p>fk_dia_semana_id_dia_semana</text:p>
          </table:table-cell>
          <table:table-cell table:style-name="ce2" office:value-type="string" calcext:value-type="string">
            <text:p>fk_horario_aula_id_horario_aula</text:p>
          </table:table-cell>
          <table:table-cell table:style-name="ce2" office:value-type="string" calcext:value-type="string">
            <text:p>fk_sala_aula_id_sala_aula</text:p>
          </table:table-cell>
          <table:table-cell table:style-name="ce2" office:value-type="string" calcext:value-type="string">
            <text:p>fk_id_disciplina</text:p>
          </table:table-cell>
          <table:table-cell table:style-name="ce40" office:value-type="string" calcext:value-type="string">
            <text:p>fk_professor_fk_servidor_fk_usuario_id_usuario</text:p>
          </table:table-cell>
          <table:table-cell/>
          <table:table-cell table:style-name="ce2" office:value-type="string" calcext:value-type="string">
            <text:p>fk_grupo_id_grupo</text:p>
          </table:table-cell>
          <table:table-cell table:style-name="ce2" office:value-type="string" calcext:value-type="string">
            <text:p>fk_aula_id_aula</text:p>
          </table:table-cell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16" office:value-type="time" office:time-value="PT10H30M00S" calcext:value-type="time">
            <text:p>10:30:00</text:p>
          </table:table-cell>
          <table:table-cell table:style-name="ce16" office:value-type="time" office:time-value="PT11H30M00S" calcext:value-type="time">
            <text:p>11:30:00</text:p>
          </table:table-cell>
          <table:table-cell table:style-name="ce75" office:value-type="float" office:value="3" calcext:value-type="float">
            <text:p>3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Inf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58" office:value-type="float" office:value="2" calcext:value-type="float">
            <text:p>2</text:p>
          </table:table-cell>
          <table:table-cell table:style-name="ce73" office:value-type="time" office:time-value="PT13H00M00S" calcext:value-type="time">
            <text:p>13:00:00</text:p>
          </table:table-cell>
          <table:table-cell table:style-name="ce73" office:value-type="time" office:time-value="PT17H00M00S" calcext:value-type="time">
            <text:p>17:00:00</text:p>
          </table:table-cell>
          <table:table-cell table:style-name="ce75" office:value-type="float" office:value="5" calcext:value-type="float">
            <text:p>5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Mec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56" office:value-type="string" calcext:value-type="string" table:number-columns-spanned="2" table:number-rows-spanned="1">
            <text:p>dia_semana</text:p>
          </table:table-cell>
          <table:covered-table-cell table:style-name="ce65"/>
          <table:table-cell/>
          <table:table-cell table:style-name="ce1" office:value-type="string" calcext:value-type="string" table:number-columns-spanned="3" table:number-rows-spanned="1">
            <text:p>horario_aul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2" table:number-rows-spanned="1">
            <text:p>disciplina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57" office:value-type="string" calcext:value-type="string">
            <text:p>id_dia_semana</text:p>
          </table:table-cell>
          <table:table-cell table:style-name="ce57" office:value-type="string" calcext:value-type="string">
            <text:p>dsc_dia_semana</text:p>
          </table:table-cell>
          <table:table-cell/>
          <table:table-cell table:style-name="ce2" office:value-type="string" calcext:value-type="string">
            <text:p>id_horario_aula</text:p>
          </table:table-cell>
          <table:table-cell table:style-name="ce2" office:value-type="string" calcext:value-type="string">
            <text:p>hora_aula_inicio</text:p>
          </table:table-cell>
          <table:table-cell table:style-name="ce2" office:value-type="string" calcext:value-type="string">
            <text:p>hora_aula_fim</text:p>
          </table:table-cell>
          <table:table-cell table:number-columns-repeated="2"/>
          <table:table-cell table:style-name="ce2" office:value-type="string" calcext:value-type="string">
            <text:p>id_disciplina</text:p>
          </table:table-cell>
          <table:table-cell table:style-name="ce2" office:value-type="string" calcext:value-type="string">
            <text:p>dsc_disciplin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Domingo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3" office:value-type="time" office:time-value="PT07H30M00S" calcext:value-type="time">
            <text:p>07:30:00</text:p>
          </table:table-cell>
          <table:table-cell table:style-name="ce73" office:value-type="time" office:time-value="PT08H20M00S" calcext:value-type="time">
            <text:p>08:20:00</text:p>
          </table:table-cell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BIO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Segunda-feira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3" office:value-type="time" office:time-value="PT08H20M00S" calcext:value-type="time">
            <text:p>08:20:00</text:p>
          </table:table-cell>
          <table:table-cell table:style-name="ce73" office:value-type="time" office:time-value="PT09H10M00S" calcext:value-type="time">
            <text:p>09:10:00</text:p>
          </table:table-cell>
          <table:table-cell table:number-columns-repeated="2"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DES SIS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Terça-feira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73" office:value-type="time" office:time-value="PT09H30M00S" calcext:value-type="time">
            <text:p>09:30:00</text:p>
          </table:table-cell>
          <table:table-cell table:style-name="ce73" office:value-type="time" office:time-value="PT10H20M00S" calcext:value-type="time">
            <text:p>10:20:00</text:p>
          </table:table-cell>
          <table:table-cell table:number-columns-repeated="2"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DISP MOV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Quarta-feira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3" office:value-type="time" office:time-value="PT09H30M00S" calcext:value-type="time">
            <text:p>09:30:00</text:p>
          </table:table-cell>
          <table:table-cell table:style-name="ce73" office:value-type="time" office:time-value="PT10H20M00S" calcext:value-type="time">
            <text:p>10:20:00</text:p>
          </table:table-cell>
          <table:table-cell table:number-columns-repeated="2"/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ELET BA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66" office:value-type="string" calcext:value-type="string">
            <text:p>Quinta-feira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3" office:value-type="time" office:time-value="PT10H20M00S" calcext:value-type="time">
            <text:p>10:20:00</text:p>
          </table:table-cell>
          <table:table-cell table:style-name="ce74" office:value-type="time" office:time-value="PT11H10M00S" calcext:value-type="time">
            <text:p>11:10:00</text:p>
          </table:table-cell>
          <table:table-cell table:number-columns-repeated="2"/>
          <table:table-cell table:style-name="ce58" office:value-type="float" office:value="5" calcext:value-type="float">
            <text:p>5</text:p>
          </table:table-cell>
          <table:table-cell table:style-name="ce66" office:value-type="string" calcext:value-type="string">
            <text:p>Empreendedorim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6" office:value-type="string" calcext:value-type="string">
            <text:p>Sexta-feira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73" office:value-type="time" office:time-value="PT11H20M00S" calcext:value-type="time">
            <text:p>11:20:00</text:p>
          </table:table-cell>
          <table:table-cell table:style-name="ce74" office:value-type="time" office:time-value="PT12H10M00S" calcext:value-type="time">
            <text:p>12:10:00</text:p>
          </table:table-cell>
          <table:table-cell table:number-columns-repeated="2"/>
          <table:table-cell table:style-name="ce58" office:value-type="float" office:value="6" calcext:value-type="float">
            <text:p>6</text:p>
          </table:table-cell>
          <table:table-cell table:style-name="ce66" office:value-type="string" calcext:value-type="string">
            <text:p>FILO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6" office:value-type="string" calcext:value-type="string">
            <text:p>Sábado</text:p>
          </table:table-cell>
          <table:table-cell/>
          <table:table-cell table:style-name="ce58" office:value-type="float" office:value="7" calcext:value-type="float">
            <text:p>7</text:p>
          </table:table-cell>
          <table:table-cell table:style-name="ce73" office:value-type="time" office:time-value="PT12H10M00S" calcext:value-type="time">
            <text:p>12:10:00</text:p>
          </table:table-cell>
          <table:table-cell table:style-name="ce74" office:value-type="time" office:time-value="PT13H00M00S" calcext:value-type="time">
            <text:p>13:00:00</text:p>
          </table:table-cell>
          <table:table-cell table:number-columns-repeated="2"/>
          <table:table-cell table:style-name="ce58" office:value-type="float" office:value="7" calcext:value-type="float">
            <text:p>7</text:p>
          </table:table-cell>
          <table:table-cell table:style-name="ce66" office:value-type="string" calcext:value-type="string">
            <text:p>MA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table:style-name="ce58" office:value-type="float" office:value="8" calcext:value-type="float">
            <text:p>8</text:p>
          </table:table-cell>
          <table:table-cell table:style-name="ce66" office:value-type="string" calcext:value-type="string">
            <text:p>PORTU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table:style-name="ce58" office:value-type="float" office:value="9" calcext:value-type="float">
            <text:p>9</text:p>
          </table:table-cell>
          <table:table-cell table:style-name="ce66" office:value-type="string" calcext:value-type="string">
            <text:p>PROG WEB I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table:style-name="ce58" office:value-type="float" office:value="10" calcext:value-type="float">
            <text:p>10</text:p>
          </table:table-cell>
          <table:table-cell table:style-name="ce66" office:value-type="string" calcext:value-type="string">
            <text:p>Projeto Integrado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luno</text:p>
          </table:table-cell>
          <table:covered-table-cell table:style-name="ce12"/>
          <table:table-cell/>
          <table:table-cell table:style-name="ce1" office:value-type="string" calcext:value-type="string" table:number-columns-spanned="3" table:number-rows-spanned="1">
            <text:p>turma</text:p>
          </table:table-cell>
          <table:covered-table-cell table:number-columns-repeated="2"/>
          <table:table-cell table:number-columns-repeated="2"/>
          <table:table-cell table:style-name="ce58" office:value-type="float" office:value="11" calcext:value-type="float">
            <text:p>11</text:p>
          </table:table-cell>
          <table:table-cell table:style-name="ce66" office:value-type="string" calcext:value-type="string">
            <text:p>QU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num_matricula</text:p>
          </table:table-cell>
          <table:table-cell table:style-name="ce17" office:value-type="string" calcext:value-type="string">
            <text:p>fk_id_usuario</text:p>
          </table:table-cell>
          <table:table-cell/>
          <table:table-cell table:style-name="ce2" office:value-type="string" calcext:value-type="string">
            <text:p>id_turma</text:p>
          </table:table-cell>
          <table:table-cell table:style-name="ce2" office:value-type="string" calcext:value-type="string">
            <text:p>num_modulo</text:p>
          </table:table-cell>
          <table:table-cell table:style-name="ce2" office:value-type="string" calcext:value-type="string">
            <text:p>fk_curso_id_curso</text:p>
          </table:table-cell>
          <table:table-cell table:number-columns-repeated="2"/>
          <table:table-cell table:style-name="ce58" office:value-type="float" office:value="12" calcext:value-type="float">
            <text:p>12</text:p>
          </table:table-cell>
          <table:table-cell table:style-name="ce66" office:value-type="string" calcext:value-type="string">
            <text:p>SOCIOL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79" office:value-type="string" calcext:value-type="string">
            <text:p>20201tiimi0365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8" office:value-type="string" calcext:value-type="string">
            <text:p>20201tiimi0152</text:p>
          </table:table-cell>
          <table:table-cell table:style-name="ce78" office:value-type="float" office:value="2" calcext:value-type="float">
            <text:p>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8" office:value-type="string" calcext:value-type="string">
            <text:p>20201tiimi0160</text:p>
          </table:table-cell>
          <table:table-cell table:style-name="ce78" office:value-type="float" office:value="3" calcext:value-type="float">
            <text:p>3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table:style-name="ce63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table:style-name="ce63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grupo_aluno</text:p>
          </table:table-cell>
          <table:covered-table-cell table:style-name="ce9"/>
          <table:table-cell/>
          <table:table-cell table:style-name="ce58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fk_aluno_fk_usuario_id_usuario</text:p>
          </table:table-cell>
          <table:table-cell table:style-name="ce2" office:value-type="string" calcext:value-type="string">
            <text:p>fk_grupo_id_grupo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71" table:number-columns-repeated="3"/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number-rows-repeated="5">
          <table:table-cell table:number-columns-repeated="11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79"/>
          <table:table-cell table:number-columns-repeated="9"/>
          <table:table-cell table:style-name="Default" table:number-columns-repeated="6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0:16:50.3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2:31:35.291000000</meta:creation-date>
    <dc:date>2022-11-21T12:08:59.453000000</dc:date>
    <meta:editing-duration>PT6H22M26S</meta:editing-duration>
    <meta:editing-cycles>133</meta:editing-cycles>
    <meta:generator>LibreOffice/6.2.8.2$Windows_X86_64 LibreOffice_project/f82ddfca21ebc1e222a662a32b25c0c9d20169ee</meta:generator>
    <meta:document-statistic meta:table-count="1" meta:cell-count="618" meta:object-count="0"/>
  </office:meta>
</office:document-meta>
</file>